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style:font-size-asian="10.5pt"/>
    </style:style>
    <style:style style:name="P2" style:family="paragraph" style:parent-style-name="Text_20_body">
      <style:text-properties style:font-name="Times New Roman" fo:language="ru" fo:country="RU" style:font-size-asian="10.5pt"/>
    </style:style>
    <style:style style:name="P3" style:family="paragraph" style:parent-style-name="Text_20_body">
      <style:text-properties style:font-name="Times New Roman" fo:language="ru" fo:country="RU" officeooo:paragraph-rsid="00129212" style:font-size-asian="10.5pt"/>
    </style:style>
    <style:style style:name="P4" style:family="paragraph" style:parent-style-name="Text_20_body">
      <style:text-properties style:font-name="Times New Roman" fo:language="ru" fo:country="RU" officeooo:rsid="001414aa" officeooo:paragraph-rsid="001414aa" style:font-size-asian="10.5pt"/>
    </style:style>
    <style:style style:name="P5" style:family="paragraph" style:parent-style-name="Text_20_body">
      <style:text-properties style:font-name="Times New Roman" fo:language="ru" fo:country="RU" officeooo:rsid="001414aa" officeooo:paragraph-rsid="001578b4" style:font-size-asian="10.5pt"/>
    </style:style>
    <style:style style:name="P6" style:family="paragraph" style:parent-style-name="Text_20_body">
      <style:text-properties style:font-name="Times New Roman" fo:language="ru" fo:country="RU" officeooo:rsid="001578b4" officeooo:paragraph-rsid="001578b4" style:font-size-asian="10.5pt"/>
    </style:style>
    <style:style style:name="P7" style:family="paragraph" style:parent-style-name="Text_20_body">
      <style:text-properties style:font-name="Times New Roman" fo:language="ru" fo:country="RU" officeooo:paragraph-rsid="001578b4" style:font-size-asian="10.5pt"/>
    </style:style>
    <style:style style:name="P8" style:family="paragraph" style:parent-style-name="Text_20_body">
      <style:text-properties officeooo:rsid="00129212" officeooo:paragraph-rsid="00129212"/>
    </style:style>
    <style:style style:name="P9" style:family="paragraph" style:parent-style-name="Text_20_body">
      <style:text-properties officeooo:paragraph-rsid="00129212"/>
    </style:style>
    <style:style style:name="P10" style:family="paragraph" style:parent-style-name="Text_20_body">
      <style:text-properties officeooo:paragraph-rsid="001414aa"/>
    </style:style>
    <style:style style:name="P11" style:family="paragraph" style:parent-style-name="Text_20_body">
      <style:text-properties officeooo:paragraph-rsid="001578b4"/>
    </style:style>
    <style:style style:name="T1" style:family="text">
      <style:text-properties style:font-name="Times New Roman" fo:language="ru" fo:country="RU" style:font-size-asian="10.5pt"/>
    </style:style>
    <style:style style:name="T2" style:family="text">
      <style:text-properties style:font-name="Times New Roman" fo:language="ru" fo:country="RU" officeooo:rsid="00129212" style:font-size-asian="10.5pt"/>
    </style:style>
    <style:style style:name="T3" style:family="text">
      <style:text-properties style:font-name="Times New Roman" fo:language="ru" fo:country="RU" officeooo:rsid="001414aa" style:font-size-asian="10.5pt"/>
    </style:style>
    <style:style style:name="T4" style:family="text">
      <style:text-properties style:font-name="Times New Roman" fo:language="ru" fo:country="RU" officeooo:rsid="001578b4" style:font-size-asian="10.5pt"/>
    </style:style>
    <style:style style:name="T5" style:family="text">
      <style:text-properties style:font-name="Times New Roman" fo:language="ru" fo:country="RU" fo:font-style="normal" officeooo:rsid="001414aa" style:font-size-asian="10.5pt" style:font-style-asian="normal" style:font-style-complex="normal"/>
    </style:style>
    <style:style style:name="T6" style:family="text">
      <style:text-properties style:font-name="Times New Roman" fo:language="ru" fo:country="RU" fo:font-style="italic" fo:font-weight="normal" style:font-size-asian="10.5pt" style:font-style-asian="italic" style:font-weight-asian="normal" style:font-style-complex="italic" style:font-weight-complex="normal"/>
    </style:style>
    <style:style style:name="T7" style:family="text">
      <style:text-properties style:font-name="Times New Roman" fo:language="ru" fo:country="RU" fo:font-style="italic" fo:font-weight="normal" officeooo:rsid="001578b4" style:font-size-asian="10.5pt" style:font-style-asian="italic" style:font-weight-asian="normal" style:font-style-complex="italic" style:font-weight-complex="normal"/>
    </style:style>
    <style:style style:name="T8" style:family="text">
      <style:text-properties officeooo:rsid="00129212"/>
    </style:style>
    <style:style style:name="T9" style:family="text">
      <style:text-properties fo:font-style="italic" officeooo:rsid="00129212" style:font-style-asian="italic" style:font-style-complex="italic"/>
    </style:style>
    <style:style style:name="T10" style:family="text">
      <style:text-properties fo:font-style="italic" officeooo:rsid="001578b4" style:font-style-asian="italic" style:font-style-complex="italic"/>
    </style:style>
    <style:style style:name="T11" style:family="text">
      <style:text-properties fo:font-style="normal" officeooo:rsid="00129212" style:font-style-asian="normal" style:font-style-complex="normal"/>
    </style:style>
    <style:style style:name="T12" style:family="text">
      <style:text-properties officeooo:rsid="001414aa"/>
    </style:style>
    <style:style style:name="T13" style:family="text">
      <style:text-properties officeooo:rsid="001578b4"/>
    </style:style>
    <style:style style:name="T14" style:family="text">
      <style:text-properties officeooo:rsid="0015fe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1">Явление VI</text:span></text:span></text:p>
      <text:p text:style-name="Text_20_body"><text:span text:style-name="Emphasis"><text:span text:style-name="Strong_20_Emphasis"><text:span text:style-name="T1">Панталоне</text:span></text:span></text:span><text:span text:style-name="Emphasis"><text:span text:style-name="T1">, </text:span></text:span><text:span text:style-name="Emphasis"><text:span text:style-name="Strong_20_Emphasis"><text:span text:style-name="T1">Тарталья</text:span></text:span></text:span><text:span text:style-name="Emphasis"><text:span text:style-name="T1">.</text:span></text:span></text:p>
      <text:p text:style-name="Text_20_body"><text:span text:style-name="Strong_20_Emphasis"><text:span text:style-name="T1">Тарталья</text:span></text:span></text:p>
      <text:p text:style-name="P2"><text:span text:style-name="T8">Здравствуйте,</text:span> <text:span text:style-name="T8">а</text:span>дмирал, <text:span text:style-name="T8">как самочувствие</text:span>?</text:p>
      <text:p text:style-name="Text_20_body"><text:span text:style-name="Strong_20_Emphasis"><text:span text:style-name="T1">Панталоне</text:span></text:span></text:p>
      <text:p text:style-name="P8"><text:span text:style-name="T1">Спасибо, не дождётесь.</text:span></text:p>
      <text:p text:style-name="P9"><text:span text:style-name="Strong_20_Emphasis"><text:span text:style-name="T1">Тарталья</text:span></text:span></text:p>
      <text:p text:style-name="P8"><text:span text:style-name="T1">Вы не видели Леандро?… Точно не видели?</text:span></text:p>
      <text:p text:style-name="P9"><text:span text:style-name="Strong_20_Emphasis"><text:span text:style-name="T1">Панталоне</text:span></text:span></text:p>
      <text:p text:style-name="Text_20_body"><text:span text:style-name="T1">А на </text:span><text:span text:style-name="T2">ш</text:span><text:span text:style-name="T1">о он вам? </text:span><text:span text:style-name="Emphasis"><text:span text:style-name="T1">(Насмешливо.)</text:span></text:span><text:span text:style-name="T1"> У вас такой веселый вид, словно вы собрались на </text:span><text:span text:style-name="T2">похороны любимой тёщи</text:span><text:span text:style-name="T1">. Вы, наверно, ему несете какие-нибудь приятные вести.</text:span></text:p>
      <text:p text:style-name="Text_20_body"><text:span text:style-name="Strong_20_Emphasis"><text:span text:style-name="T1">Тарталья</text:span></text:span></text:p>
      <text:p text:style-name="P2">Куда он пошел? Скажите скорее. У меня приказание от короля.</text:p>
      <text:p text:style-name="Text_20_body"><text:span text:style-name="Strong_20_Emphasis"><text:span text:style-name="T1">Панталоне</text:span></text:span></text:p>
      <text:p text:style-name="P2"><text:span text:style-name="T8">Видите ли</text:span>, дорогой Тарталья, <text:span text:style-name="T8">Тартальюшка, Тартальюшечка, Тартальончик, Тарталетка, у нас в Венеции принято отвечать вопросом на вопрос. Так что сначала</text:span> скажите мне, <text:span text:style-name="T8">шо</text:span> у вас <text:span text:style-name="T8">там за</text:span> приказание.</text:p>
      <text:p text:style-name="Text_20_body"><text:span text:style-name="Strong_20_Emphasis"><text:span text:style-name="T1">Тарталья</text:span></text:span></text:p>
      <text:p text:style-name="P3">Мне это не трудно, могу сказать теперь же. <text:span text:style-name="T9">(начинает сильно заикаться)</text:span></text:p>
      <text:p text:style-name="P3"><text:span text:style-name="Strong_20_Emphasis"><text:span text:style-name="T11">Панталоне</text:span></text:span></text:p>
      <text:p text:style-name="P3"><text:span text:style-name="T8">Шо?</text:span> Леандро было приказано арестовать принца в его покоях. <text:span text:style-name="T8">Шо? Королю теперь и этого мало? Шо?</text:span> Он желает, <text:span text:style-name="T8">ш</text:span>обы пр<text:span text:style-name="T8">ы</text:span>нца немедленно отвезли на Остров Плача и там заточили? <text:span text:style-name="T8">Шо? Король против такого достойного брата? Против родного брата? Такая жестокость? Бедный, невинный прынц!</text:span></text:p>
      <text:p text:style-name="Text_20_body"><text:span text:style-name="Strong_20_Emphasis"><text:span text:style-name="T1">Тарталья</text:span></text:span></text:p>
      <text:p text:style-name="P2">Невинный? Он зарезал сокола у него в руках, убил под ним коня. Да вы должны это помнить. У вас по этому случаю рука на перевязи и голова пробита.</text:p>
      <text:p text:style-name="Text_20_body"><text:span text:style-name="Strong_20_Emphasis"><text:span text:style-name="T1">Панталоне</text:span></text:span></text:p>
      <text:p text:style-name="P4">Здоровье в порядке, спасибо зарядке. Не вашего ума это дело.</text:p>
      <text:p text:style-name="Text_20_body"><text:span text:style-name="Strong_20_Emphasis"><text:span text:style-name="T1">Тарталья</text:span></text:span></text:p>
      <text:p text:style-name="P2">А если после всех этих дерзостей король застал его на коленях перед принцессой, целующим ей руки, ласкающим ее и говорящим сквозь слезы: «О радость моя, о жизнь моя, не выходите замуж за моего брата, если не хотите, чтобы я умер»? Что это – тоже невинность?</text:p>
      <text:p text:style-name="Text_20_body"><text:span text:style-name="Strong_20_Emphasis"><text:span text:style-name="T1">Панталоне</text:span></text:span></text:p>
      <text:p text:style-name="Text_20_body"><text:span text:style-name="Emphasis"><text:span text:style-name="T1">(в сторону)</text:span></text:span></text:p>
      <text:p text:style-name="Text_20_body"><text:soft-page-break/><text:span text:style-name="T3">Ого! А вот это уже, как говорят у нас в Венеции, две большие разницы.</text:span><text:span text:style-name="T1"> </text:span><text:span text:style-name="Emphasis"><text:span text:style-name="T1">(Громко.)</text:span></text:span><text:span text:style-name="T1"> Ну, так </text:span><text:span text:style-name="T3">шо</text:span><text:span text:style-name="T1">? </text:span><text:span text:style-name="T3">Подумаешь! </text:span><text:span text:style-name="T4">У нас на эту тему даже есть анекдот. Один дож уехал в командировку в Геную. А к его жене пришёл другой дож…</text:span></text:p>
      <text:p text:style-name="Text_20_body"><text:span text:style-name="Strong_20_Emphasis"><text:span text:style-name="T1">Тарталья </text:span></text:span><text:span text:style-name="Strong_20_Emphasis"><text:span text:style-name="T7">(перебивает)</text:span></text:span></text:p>
      <text:p text:style-name="P2"><text:span text:style-name="T13">Не з-з-заговаривайте мне з-з-зубы! </text:span><text:span text:style-name="T10">(импровизация)</text:span> Тут <text:span text:style-name="T12">всё ясно</text:span>. Король отлично делает, решая убрать прочь такого брата, который может учинить еще худшее зверство и даже зарезать его из ревности в кровати вместе с супругой. Весь двор возмущен и обозлен на принца, народ волнуется. А у вас голова пробита и, очевидно, мозги шатаются; потому вы и рассуждаете, как полоумный.</text:p>
      <text:p text:style-name="Text_20_body"><text:span text:style-name="Strong_20_Emphasis"><text:span text:style-name="T1">Панталоне</text:span></text:span></text:p>
      <text:p text:style-name="P10"><text:span text:style-name="T3">Дражайший министр, я вас шибко уважаю, только вот уже не помню, за шо. Но вы негодяй, который</text:span><text:span text:style-name="T1"> вместо того, чтобы лить воду, раздувает огонь и, не думая о том, что возникает гибельная распря между родными братьями, так любившими друг друга, радуется этому, чтобы самому выдвинуться, тогда как плакать надо и сердце должно разрываться. </text:span><text:span text:style-name="Emphasis"><text:span text:style-name="T1">(Плачет.) </text:span></text:span><text:span text:style-name="Emphasis"><text:span text:style-name="T5"><text:s/>нас в Венеции за такое вам бы сразу по морде.</text:span></text:span></text:p>
      <text:p text:style-name="Text_20_body"><text:span text:style-name="Strong_20_Emphasis"><text:span text:style-name="T1">Тарталья</text:span></text:span></text:p>
      <text:p text:style-name="P4">А вот у нас в Н… Н…</text:p>
      <text:p text:style-name="P4"><text:span text:style-name="Strong_20_Emphasis">Панталоне</text:span></text:p>
      <text:p text:style-name="P4">В Норильске?</text:p>
      <text:p text:style-name="P10"><text:span text:style-name="Strong_20_Emphasis"><text:span text:style-name="T1">Тарталья</text:span></text:span></text:p>
      <text:p text:style-name="P4">В Н… Н…</text:p>
      <text:p text:style-name="P5"><text:span text:style-name="Strong_20_Emphasis">Панталоне</text:span></text:p>
      <text:p text:style-name="P4">В Нью-Йорке?</text:p>
      <text:p text:style-name="P11"><text:span text:style-name="Strong_20_Emphasis"><text:span text:style-name="T1">Тарталья</text:span></text:span></text:p>
      <text:p text:style-name="P5">В Н… Н…</text:p>
      <text:p text:style-name="P5"><text:span text:style-name="Strong_20_Emphasis">Панталоне</text:span></text:p>
      <text:p text:style-name="P6">В Нагасаки?</text:p>
      <text:p text:style-name="P7"><text:span text:style-name="Strong_20_Emphasis">Тарталья</text:span></text:p>
      <text:p text:style-name="P2">В Неаполе, дорогой Панталоне, люди воспитаны не так, как у вас в <text:span text:style-name="T13">Венеции</text:span>; там королевские повеления исполняются быстро и без <text:span text:style-name="T13">з-з-заминки.</text:span></text:p>
      <text:p text:style-name="Text_20_body"><text:span text:style-name="Strong_20_Emphasis"><text:span text:style-name="T1">Панталоне</text:span></text:span><text:span text:style-name="Strong_20_Emphasis"><text:span text:style-name="T6"> </text:span></text:span><text:span text:style-name="Strong_20_Emphasis"><text:span text:style-name="T7">(передразнивает)</text:span></text:span></text:p>
      <text:p text:style-name="P6">З-з-значит так. Замолчи свой рот и слушай моих слов. <text:span text:style-name="T14">Иди вон с той стороны помолчи! Вон отсюда! Шоб я тебя видел без обеих ног, а ты меня — одним глазом!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10:49:09.252731363</meta:creation-date>
    <dc:date>2020-06-14T11:24:17.864393826</dc:date>
    <meta:editing-duration>PT4M26S</meta:editing-duration>
    <meta:editing-cycles>1</meta:editing-cycles>
    <meta:document-statistic meta:table-count="0" meta:image-count="0" meta:object-count="0" meta:page-count="2" meta:paragraph-count="47" meta:word-count="473" meta:character-count="2899" meta:non-whitespace-character-count="2470"/>
    <meta:generator>LibreOffice/6.0.7.3$Linux_X86_64 LibreOffice_project/00m0$Build-3</meta:generator>
  </office:meta>
</office:document-meta>
</file>